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6.9752in" svg:y="0.1752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/>
          <table:table-cell office:value-type="string" table:style-name="ce1">
            <text:p>pwm</text:p>
          </table:table-cell>
          <table:table-cell office:value-type="string" table:style-name="ce1">
            <text:p>theta1</text:p>
          </table:table-cell>
          <table:table-cell office:value-type="string" table:style-name="ce1">
            <text:p>theta2</text:p>
          </table:table-cell>
          <table:table-cell table:style-name="ce1"/>
          <table:table-cell office:value-type="string" table:style-name="ce1">
            <text:p>v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400" table:style-name="ce1">
            <text:p>1400</text:p>
          </table:table-cell>
          <table:table-cell office:value-type="float" office:value="-127" table:style-name="ce1">
            <text:p>-127</text:p>
          </table:table-cell>
          <table:table-cell office:value-type="float" office:value="-53" table:style-name="ce1">
            <text:p>-53</text:p>
          </table:table-cell>
          <table:table-cell office:value-type="float" office:value="52" table:formula="of:=0.1*[.B2]-88" table:style-name="ce1">
            <text:p>52</text:p>
          </table:table-cell>
          <table:table-cell office:value-type="float" office:value="140" table:formula="of:=0.1*[.B2]" table:style-name="ce1">
            <text:p>140</text:p>
          </table:table-cell>
          <table:table-cell office:value-type="float" office:value="193" table:formula="of:=[.F2]-[.D2]" table:style-name="ce1">
            <text:p>1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10" table:style-name="ce1">
            <text:p>1410</text:p>
          </table:table-cell>
          <table:table-cell office:value-type="float" office:value="-127" table:style-name="ce1">
            <text:p>-127</text:p>
          </table:table-cell>
          <table:table-cell office:value-type="float" office:value="-54" table:style-name="ce1">
            <text:p>-54</text:p>
          </table:table-cell>
          <table:table-cell office:value-type="float" office:value="53" table:formula="of:=0.1*[.B3]-88" table:style-name="ce1">
            <text:p>53</text:p>
          </table:table-cell>
          <table:table-cell office:value-type="float" office:value="141" table:formula="of:=0.1*[.B3]" table:style-name="ce1">
            <text:p>14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420" table:style-name="ce1">
            <text:p>1420</text:p>
          </table:table-cell>
          <table:table-cell office:value-type="float" office:value="-128" table:style-name="ce1">
            <text:p>-128</text:p>
          </table:table-cell>
          <table:table-cell office:value-type="float" office:value="-54" table:style-name="ce1">
            <text:p>-54</text:p>
          </table:table-cell>
          <table:table-cell office:value-type="float" office:value="54" table:formula="of:=0.1*[.B4]-88" table:style-name="ce1">
            <text:p>54</text:p>
          </table:table-cell>
          <table:table-cell office:value-type="float" office:value="142" table:formula="of:=0.1*[.B4]" table:style-name="ce1">
            <text:p>14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430" table:style-name="ce1">
            <text:p>1430</text:p>
          </table:table-cell>
          <table:table-cell office:value-type="float" office:value="-129" table:style-name="ce1">
            <text:p>-129</text:p>
          </table:table-cell>
          <table:table-cell office:value-type="float" office:value="-54" table:style-name="ce1">
            <text:p>-54</text:p>
          </table:table-cell>
          <table:table-cell office:value-type="float" office:value="55" table:formula="of:=0.1*[.B5]-88" table:style-name="ce1">
            <text:p>55</text:p>
          </table:table-cell>
          <table:table-cell office:value-type="float" office:value="143" table:formula="of:=0.1*[.B5]" table:style-name="ce1">
            <text:p>143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440" table:style-name="ce1">
            <text:p>1440</text:p>
          </table:table-cell>
          <table:table-cell office:value-type="float" office:value="-130" table:style-name="ce1">
            <text:p>-130</text:p>
          </table:table-cell>
          <table:table-cell office:value-type="float" office:value="-56" table:style-name="ce1">
            <text:p>-56</text:p>
          </table:table-cell>
          <table:table-cell office:value-type="float" office:value="56" table:formula="of:=0.1*[.B6]-88" table:style-name="ce1">
            <text:p>56</text:p>
          </table:table-cell>
          <table:table-cell office:value-type="float" office:value="144" table:formula="of:=0.1*[.B6]" table:style-name="ce1">
            <text:p>14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450" table:style-name="ce1">
            <text:p>1450</text:p>
          </table:table-cell>
          <table:table-cell office:value-type="float" office:value="-131" table:style-name="ce1">
            <text:p>-131</text:p>
          </table:table-cell>
          <table:table-cell office:value-type="float" office:value="-56" table:style-name="ce1">
            <text:p>-56</text:p>
          </table:table-cell>
          <table:table-cell office:value-type="float" office:value="57" table:formula="of:=0.1*[.B7]-88" table:style-name="ce1">
            <text:p>57</text:p>
          </table:table-cell>
          <table:table-cell office:value-type="float" office:value="145" table:formula="of:=0.1*[.B7]" table:style-name="ce1">
            <text:p>14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460" table:style-name="ce1">
            <text:p>1460</text:p>
          </table:table-cell>
          <table:table-cell office:value-type="float" office:value="-132" table:style-name="ce1">
            <text:p>-132</text:p>
          </table:table-cell>
          <table:table-cell office:value-type="float" office:value="-58" table:style-name="ce1">
            <text:p>-58</text:p>
          </table:table-cell>
          <table:table-cell office:value-type="float" office:value="58" table:formula="of:=0.1*[.B8]-88" table:style-name="ce1">
            <text:p>58</text:p>
          </table:table-cell>
          <table:table-cell office:value-type="float" office:value="146" table:formula="of:=0.1*[.B8]" table:style-name="ce1">
            <text:p>14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470" table:style-name="ce1">
            <text:p>1470</text:p>
          </table:table-cell>
          <table:table-cell office:value-type="float" office:value="-133" table:style-name="ce1">
            <text:p>-133</text:p>
          </table:table-cell>
          <table:table-cell office:value-type="float" office:value="-58" table:style-name="ce1">
            <text:p>-58</text:p>
          </table:table-cell>
          <table:table-cell office:value-type="float" office:value="59" table:formula="of:=0.1*[.B9]-88" table:style-name="ce1">
            <text:p>59</text:p>
          </table:table-cell>
          <table:table-cell office:value-type="float" office:value="147" table:formula="of:=0.1*[.B9]" table:style-name="ce1">
            <text:p>147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480" table:style-name="ce1">
            <text:p>1480</text:p>
          </table:table-cell>
          <table:table-cell office:value-type="float" office:value="-134" table:style-name="ce1">
            <text:p>-134</text:p>
          </table:table-cell>
          <table:table-cell office:value-type="float" office:value="-60" table:style-name="ce1">
            <text:p>-60</text:p>
          </table:table-cell>
          <table:table-cell office:value-type="float" office:value="60" table:formula="of:=0.1*[.B10]-88" table:style-name="ce1">
            <text:p>60</text:p>
          </table:table-cell>
          <table:table-cell office:value-type="float" office:value="148" table:formula="of:=0.1*[.B10]" table:style-name="ce1">
            <text:p>14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490" table:style-name="ce1">
            <text:p>1490</text:p>
          </table:table-cell>
          <table:table-cell office:value-type="float" office:value="-135" table:style-name="ce1">
            <text:p>-135</text:p>
          </table:table-cell>
          <table:table-cell office:value-type="float" office:value="-61" table:style-name="ce1">
            <text:p>-61</text:p>
          </table:table-cell>
          <table:table-cell office:value-type="float" office:value="61" table:formula="of:=0.1*[.B11]-88" table:style-name="ce1">
            <text:p>61</text:p>
          </table:table-cell>
          <table:table-cell office:value-type="float" office:value="149" table:formula="of:=0.1*[.B11]" table:style-name="ce1">
            <text:p>149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00" table:style-name="ce1">
            <text:p>1500</text:p>
          </table:table-cell>
          <table:table-cell office:value-type="float" office:value="-136" table:style-name="ce1">
            <text:p>-136</text:p>
          </table:table-cell>
          <table:table-cell office:value-type="float" office:value="-62" table:style-name="ce1">
            <text:p>-62</text:p>
          </table:table-cell>
          <table:table-cell office:value-type="float" office:value="62" table:formula="of:=0.1*[.B12]-88" table:style-name="ce1">
            <text:p>62</text:p>
          </table:table-cell>
          <table:table-cell office:value-type="float" office:value="150" table:formula="of:=0.1*[.B12]" table:style-name="ce1">
            <text:p>15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10" table:style-name="ce1">
            <text:p>1510</text:p>
          </table:table-cell>
          <table:table-cell office:value-type="float" office:value="-137" table:style-name="ce1">
            <text:p>-137</text:p>
          </table:table-cell>
          <table:table-cell office:value-type="float" office:value="-63" table:style-name="ce1">
            <text:p>-63</text:p>
          </table:table-cell>
          <table:table-cell office:value-type="float" office:value="63" table:formula="of:=0.1*[.B13]-88" table:style-name="ce1">
            <text:p>63</text:p>
          </table:table-cell>
          <table:table-cell office:value-type="float" office:value="151" table:formula="of:=0.1*[.B13]" table:style-name="ce1">
            <text:p>15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20" table:style-name="ce1">
            <text:p>1520</text:p>
          </table:table-cell>
          <table:table-cell office:value-type="float" office:value="-139" table:style-name="ce1">
            <text:p>-139</text:p>
          </table:table-cell>
          <table:table-cell office:value-type="float" office:value="-64" table:style-name="ce1">
            <text:p>-64</text:p>
          </table:table-cell>
          <table:table-cell office:value-type="float" office:value="64" table:formula="of:=0.1*[.B14]-88" table:style-name="ce1">
            <text:p>64</text:p>
          </table:table-cell>
          <table:table-cell office:value-type="float" office:value="152" table:formula="of:=0.1*[.B14]" table:style-name="ce1">
            <text:p>15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30" table:style-name="ce1">
            <text:p>1530</text:p>
          </table:table-cell>
          <table:table-cell office:value-type="float" office:value="-139" table:style-name="ce1">
            <text:p>-139</text:p>
          </table:table-cell>
          <table:table-cell office:value-type="float" office:value="-66" table:style-name="ce1">
            <text:p>-66</text:p>
          </table:table-cell>
          <table:table-cell office:value-type="float" office:value="65" table:formula="of:=0.1*[.B15]-88" table:style-name="ce1">
            <text:p>65</text:p>
          </table:table-cell>
          <table:table-cell office:value-type="float" office:value="153" table:formula="of:=0.1*[.B15]" table:style-name="ce1">
            <text:p>153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40" table:style-name="ce1">
            <text:p>1540</text:p>
          </table:table-cell>
          <table:table-cell office:value-type="float" office:value="-140" table:style-name="ce1">
            <text:p>-140</text:p>
          </table:table-cell>
          <table:table-cell office:value-type="float" office:value="-66" table:style-name="ce1">
            <text:p>-66</text:p>
          </table:table-cell>
          <table:table-cell office:value-type="float" office:value="66" table:formula="of:=0.1*[.B16]-88" table:style-name="ce1">
            <text:p>66</text:p>
          </table:table-cell>
          <table:table-cell office:value-type="float" office:value="154" table:formula="of:=0.1*[.B16]" table:style-name="ce1">
            <text:p>15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50" table:style-name="ce1">
            <text:p>1550</text:p>
          </table:table-cell>
          <table:table-cell office:value-type="float" office:value="-141" table:style-name="ce1">
            <text:p>-141</text:p>
          </table:table-cell>
          <table:table-cell office:value-type="float" office:value="-68" table:style-name="ce1">
            <text:p>-68</text:p>
          </table:table-cell>
          <table:table-cell office:value-type="float" office:value="67" table:formula="of:=0.1*[.B17]-88" table:style-name="ce1">
            <text:p>67</text:p>
          </table:table-cell>
          <table:table-cell office:value-type="float" office:value="155" table:formula="of:=0.1*[.B17]" table:style-name="ce1">
            <text:p>15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60" table:style-name="ce1">
            <text:p>1560</text:p>
          </table:table-cell>
          <table:table-cell office:value-type="float" office:value="-142" table:style-name="ce1">
            <text:p>-142</text:p>
          </table:table-cell>
          <table:table-cell office:value-type="float" office:value="-68" table:style-name="ce1">
            <text:p>-68</text:p>
          </table:table-cell>
          <table:table-cell office:value-type="float" office:value="68" table:formula="of:=0.1*[.B18]-88" table:style-name="ce1">
            <text:p>68</text:p>
          </table:table-cell>
          <table:table-cell office:value-type="float" office:value="156" table:formula="of:=0.1*[.B18]" table:style-name="ce1">
            <text:p>15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70" table:style-name="ce1">
            <text:p>1570</text:p>
          </table:table-cell>
          <table:table-cell office:value-type="float" office:value="-143" table:style-name="ce1">
            <text:p>-143</text:p>
          </table:table-cell>
          <table:table-cell office:value-type="float" office:value="-70" table:style-name="ce1">
            <text:p>-70</text:p>
          </table:table-cell>
          <table:table-cell office:value-type="float" office:value="69" table:formula="of:=0.1*[.B19]-88" table:style-name="ce1">
            <text:p>69</text:p>
          </table:table-cell>
          <table:table-cell office:value-type="float" office:value="157" table:formula="of:=0.1*[.B19]" table:style-name="ce1">
            <text:p>157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80" table:style-name="ce1">
            <text:p>1580</text:p>
          </table:table-cell>
          <table:table-cell office:value-type="float" office:value="-144" table:style-name="ce1">
            <text:p>-144</text:p>
          </table:table-cell>
          <table:table-cell office:value-type="float" office:value="-71" table:style-name="ce1">
            <text:p>-71</text:p>
          </table:table-cell>
          <table:table-cell office:value-type="float" office:value="70" table:formula="of:=0.1*[.B20]-88" table:style-name="ce1">
            <text:p>70</text:p>
          </table:table-cell>
          <table:table-cell office:value-type="float" office:value="158" table:formula="of:=0.1*[.B20]" table:style-name="ce1">
            <text:p>15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90" table:style-name="ce1">
            <text:p>1590</text:p>
          </table:table-cell>
          <table:table-cell office:value-type="float" office:value="-145" table:style-name="ce1">
            <text:p>-145</text:p>
          </table:table-cell>
          <table:table-cell office:value-type="float" office:value="-72" table:style-name="ce1">
            <text:p>-72</text:p>
          </table:table-cell>
          <table:table-cell office:value-type="float" office:value="71" table:formula="of:=0.1*[.B21]-88" table:style-name="ce1">
            <text:p>71</text:p>
          </table:table-cell>
          <table:table-cell office:value-type="float" office:value="159" table:formula="of:=0.1*[.B21]" table:style-name="ce1">
            <text:p>159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600" table:style-name="ce1">
            <text:p>1600</text:p>
          </table:table-cell>
          <table:table-cell office:value-type="float" office:value="-146" table:style-name="ce1">
            <text:p>-146</text:p>
          </table:table-cell>
          <table:table-cell office:value-type="float" office:value="-72" table:style-name="ce1">
            <text:p>-72</text:p>
          </table:table-cell>
          <table:table-cell office:value-type="float" office:value="72" table:formula="of:=0.1*[.B22]-88" table:style-name="ce1">
            <text:p>72</text:p>
          </table:table-cell>
          <table:table-cell office:value-type="float" office:value="160" table:formula="of:=0.1*[.B22]" table:style-name="ce1">
            <text:p>16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610" table:style-name="ce1">
            <text:p>1610</text:p>
          </table:table-cell>
          <table:table-cell office:value-type="float" office:value="-147" table:style-name="ce1">
            <text:p>-147</text:p>
          </table:table-cell>
          <table:table-cell office:value-type="float" office:value="-72" table:style-name="ce1">
            <text:p>-72</text:p>
          </table:table-cell>
          <table:table-cell office:value-type="float" office:value="73" table:formula="of:=0.1*[.B23]-88" table:style-name="ce1">
            <text:p>73</text:p>
          </table:table-cell>
          <table:table-cell office:value-type="float" office:value="161" table:formula="of:=0.1*[.B23]" table:style-name="ce1">
            <text:p>16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620" table:style-name="ce1">
            <text:p>1620</text:p>
          </table:table-cell>
          <table:table-cell office:value-type="float" office:value="-148" table:style-name="ce1">
            <text:p>-148</text:p>
          </table:table-cell>
          <table:table-cell office:value-type="float" office:value="-75" table:style-name="ce1">
            <text:p>-75</text:p>
          </table:table-cell>
          <table:table-cell office:value-type="float" office:value="74" table:formula="of:=0.1*[.B24]-88" table:style-name="ce1">
            <text:p>74</text:p>
          </table:table-cell>
          <table:table-cell office:value-type="float" office:value="162" table:formula="of:=0.1*[.B24]" table:style-name="ce1">
            <text:p>16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630" table:style-name="ce1">
            <text:p>1630</text:p>
          </table:table-cell>
          <table:table-cell office:value-type="float" office:value="-149" table:style-name="ce1">
            <text:p>-149</text:p>
          </table:table-cell>
          <table:table-cell office:value-type="float" office:value="-76" table:style-name="ce1">
            <text:p>-76</text:p>
          </table:table-cell>
          <table:table-cell office:value-type="float" office:value="75" table:formula="of:=0.1*[.B25]-88" table:style-name="ce1">
            <text:p>75</text:p>
          </table:table-cell>
          <table:table-cell office:value-type="float" office:value="163" table:formula="of:=0.1*[.B25]" table:style-name="ce1">
            <text:p>163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640" table:style-name="ce1">
            <text:p>1640</text:p>
          </table:table-cell>
          <table:table-cell office:value-type="float" office:value="-150" table:style-name="ce1">
            <text:p>-150</text:p>
          </table:table-cell>
          <table:table-cell office:value-type="float" office:value="-77" table:style-name="ce1">
            <text:p>-77</text:p>
          </table:table-cell>
          <table:table-cell office:value-type="float" office:value="76" table:formula="of:=0.1*[.B26]-88" table:style-name="ce1">
            <text:p>76</text:p>
          </table:table-cell>
          <table:table-cell office:value-type="float" office:value="164" table:formula="of:=0.1*[.B26]" table:style-name="ce1">
            <text:p>16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650" table:style-name="ce1">
            <text:p>1650</text:p>
          </table:table-cell>
          <table:table-cell office:value-type="float" office:value="-150" table:style-name="ce1">
            <text:p>-150</text:p>
          </table:table-cell>
          <table:table-cell office:value-type="float" office:value="-78" table:style-name="ce1">
            <text:p>-78</text:p>
          </table:table-cell>
          <table:table-cell office:value-type="float" office:value="77" table:formula="of:=0.1*[.B27]-88" table:style-name="ce1">
            <text:p>77</text:p>
          </table:table-cell>
          <table:table-cell office:value-type="float" office:value="165" table:formula="of:=0.1*[.B27]" table:style-name="ce1">
            <text:p>16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660" table:style-name="ce1">
            <text:p>1660</text:p>
          </table:table-cell>
          <table:table-cell office:value-type="float" office:value="-150" table:style-name="ce1">
            <text:p>-150</text:p>
          </table:table-cell>
          <table:table-cell office:value-type="float" office:value="-79" table:style-name="ce1">
            <text:p>-79</text:p>
          </table:table-cell>
          <table:table-cell office:value-type="float" office:value="78" table:formula="of:=0.1*[.B28]-88" table:style-name="ce1">
            <text:p>78</text:p>
          </table:table-cell>
          <table:table-cell office:value-type="float" office:value="166" table:formula="of:=0.1*[.B28]" table:style-name="ce1">
            <text:p>166</text:p>
          </table:table-cell>
          <table:table-cell table:style-name="ce1"/>
          <table:table-cell office:value-type="string" table:style-name="ce1">
            <text:p>y=mx+c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70" table:style-name="ce1">
            <text:p>1670</text:p>
          </table:table-cell>
          <table:table-cell office:value-type="float" office:value="-150" table:style-name="ce1">
            <text:p>-150</text:p>
          </table:table-cell>
          <table:table-cell office:value-type="float" office:value="-80" table:style-name="ce1">
            <text:p>-80</text:p>
          </table:table-cell>
          <table:table-cell office:value-type="float" office:value="79" table:formula="of:=0.1*[.B29]-88" table:style-name="ce1">
            <text:p>79</text:p>
          </table:table-cell>
          <table:table-cell office:value-type="float" office:value="167" table:formula="of:=0.1*[.B29]" table:style-name="ce1">
            <text:p>167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680" table:style-name="ce1">
            <text:p>1680</text:p>
          </table:table-cell>
          <table:table-cell office:value-type="float" office:value="-150" table:style-name="ce1">
            <text:p>-150</text:p>
          </table:table-cell>
          <table:table-cell office:value-type="float" office:value="-81" table:style-name="ce1">
            <text:p>-81</text:p>
          </table:table-cell>
          <table:table-cell office:value-type="float" office:value="80" table:formula="of:=0.1*[.B30]-88" table:style-name="ce1">
            <text:p>80</text:p>
          </table:table-cell>
          <table:table-cell office:value-type="float" office:value="168" table:formula="of:=0.1*[.B30]" table:style-name="ce1">
            <text:p>168</text:p>
          </table:table-cell>
          <table:table-cell table:style-name="ce1"/>
          <table:table-cell office:value-type="string" table:style-name="ce1">
            <text:p>Y=0.1x+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690" table:style-name="ce1">
            <text:p>1690</text:p>
          </table:table-cell>
          <table:table-cell office:value-type="float" office:value="-156" table:style-name="ce1">
            <text:p>-156</text:p>
          </table:table-cell>
          <table:table-cell office:value-type="float" office:value="-82" table:style-name="ce1">
            <text:p>-82</text:p>
          </table:table-cell>
          <table:table-cell office:value-type="float" office:value="81" table:formula="of:=0.1*[.B31]-88" table:style-name="ce1">
            <text:p>81</text:p>
          </table:table-cell>
          <table:table-cell office:value-type="float" office:value="169" table:formula="of:=0.1*[.B31]" table:style-name="ce1">
            <text:p>169</text:p>
          </table:table-cell>
          <table:table-cell office:value-type="string" table:style-name="ce1">
            <text:p>m=rise/run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otor1</text:p>
          </table:table-cell>
          <table:table-cell office:value-type="string" table:style-name="ce1">
            <text:p>Motor2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float" office:value="0.1" table:formula="of:=(141-131)/100" table:style-name="ce1">
            <text:p>0.1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Y=0.1x-14</text:p>
          </table:table-cell>
          <table:table-cell office:value-type="float" office:value="68" table:formula="of:=-[.D18]" table:style-name="ce1">
            <text:p>68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otor1</text:p>
          </table:table-cell>
          <table:table-cell office:value-type="string" table:style-name="ce1">
            <text:p>motor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wm</text:p>
          </table:table-cell>
          <table:table-cell office:value-type="float" office:value="1500" table:style-name="ce1">
            <text:p>1500</text:p>
          </table:table-cell>
          <table:table-cell office:value-type="float" office:value="1500" table:style-name="ce1">
            <text:p>15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gle</text:p>
          </table:table-cell>
          <table:table-cell office:value-type="float" office:value="136" table:formula="of:=0.1*[.B39]-14" table:style-name="ce1">
            <text:p>136</text:p>
          </table:table-cell>
          <table:table-cell office:value-type="float" office:value="62" table:formula="of:=0.1*[.C39]-88" table:style-name="ce1">
            <text:p>62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wm1</text:p>
          </table:table-cell>
          <table:table-cell office:value-type="string" table:style-name="ce1">
            <text:p>pm2</text:p>
          </table:table-cell>
          <table:table-cell office:value-type="string" table:style-name="ce1">
            <text:p>theta1</text:p>
          </table:table-cell>
          <table:table-cell office:value-type="string" table:style-name="ce1">
            <text:p>theta2</text:p>
          </table:table-cell>
          <table:table-cell table:number-columns-repeated="16380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1600" table:style-name="ce1">
            <text:p>1600</text:p>
          </table:table-cell>
          <table:table-cell office:value-type="float" office:value="128" table:style-name="ce1">
            <text:p>12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float" office:value="1590" table:style-name="ce1">
            <text:p>1590</text:p>
          </table:table-cell>
          <table:table-cell office:value-type="float" office:value="128" table:style-name="ce1">
            <text:p>12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float" office:value="1580" table:style-name="ce1">
            <text:p>1580</text:p>
          </table:table-cell>
          <table:table-cell office:value-type="float" office:value="127" table:style-name="ce1">
            <text:p>127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float" office:value="1570" table:style-name="ce1">
            <text:p>1570</text:p>
          </table:table-cell>
          <table:table-cell office:value-type="float" office:value="131" table:style-name="ce1">
            <text:p>131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float" office:value="1560" table:style-name="ce1">
            <text:p>1560</text:p>
          </table:table-cell>
          <table:table-cell table:number-columns-repeated="16382" table:style-name="ce1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float" office:value="1550" table:style-name="ce1">
            <text:p>1550</text:p>
          </table:table-cell>
          <table:table-cell table:number-columns-repeated="16382" table:style-name="ce1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float" office:value="1540" table:style-name="ce1">
            <text:p>1540</text:p>
          </table:table-cell>
          <table:table-cell table:number-columns-repeated="16382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float" office:value="1530" table:style-name="ce1">
            <text:p>1530</text:p>
          </table:table-cell>
          <table:table-cell table:number-columns-repeated="16382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float" office:value="1520" table:style-name="ce1">
            <text:p>1520</text:p>
          </table:table-cell>
          <table:table-cell table:number-columns-repeated="16382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float" office:value="1510" table:style-name="ce1">
            <text:p>1510</text:p>
          </table:table-cell>
          <table:table-cell table:number-columns-repeated="16382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500" table:style-name="ce1">
            <text:p>1500</text:p>
          </table:table-cell>
          <table:table-cell table:number-columns-repeated="16382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float" office:value="1490" table:style-name="ce1">
            <text:p>1490</text:p>
          </table:table-cell>
          <table:table-cell table:number-columns-repeated="16382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float" office:value="1480" table:style-name="ce1">
            <text:p>1480</text:p>
          </table:table-cell>
          <table:table-cell table:number-columns-repeated="16382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float" office:value="1470" table:style-name="ce1">
            <text:p>1470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Bryn Bennett</dc:creator>
    <meta:creation-date>2016-09-14T23:36:48Z</meta:creation-date>
    <dc:date>2016-09-28T08:45:35Z</dc:date>
    <meta:editing-cycles>1</meta:editing-cycles>
    <meta:editing-duration>PT15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i0">
      <style:graphic-properties draw:fill="none" draw:stroke="solid" svg:stroke-width="0.00694in" svg:stroke-color="#bcbcbc" svg:stroke-opacity="100%" draw:stroke-linejoin="round" svg:stroke-linecap="butt"/>
    </style:style>
    <style:style style:family="chart" style:name="T010"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  <style:style style:family="chart" style:name="T000"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title chart:style-name="CT00">
          <text:p text:style-name="a0" text:class-names="" text:cond-style-name="">Chart Titl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xis Title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Axis Title</text:p>
            </chart:title>
          </chart:axis>
          <chart:series chart:label-cell-address="Sheet1.$C$1" chart:values-cell-range-address="Sheet1.$C$2:.$C$31" chart:class="chart:scatter" chart:attached-axis="primary-y" chart:style-name="G0S0">
            <chart:domain table:cell-range-address="Sheet1.$B$2:.$B$31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30"/>
          </chart:series>
          <chart:series chart:label-cell-address="Sheet1.$D$1" chart:values-cell-range-address="Sheet1.$D$2:.$D$31" chart:class="chart:scatter" chart:attached-axis="primary-y" chart:style-name="G0S1">
            <chart:domain table:cell-range-address="Sheet1.$B$2:.$B$31"/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3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